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0.87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AND" table:style-name="ta1"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/>
          <table:table-cell table:style-name="ce1" office:value-type="string" calcext:value-type="string">
            <text:p>WS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LAM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F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F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string" calcext:value-type="string">
            <text:p>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E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string" calcext:value-type="string">
            <text:p>E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F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string" calcext:value-type="string">
            <text:p>F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E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E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E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E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 table:style-name="ce1" office:value-type="string" calcext:value-type="string">
            <text:p>E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F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 table:style-name="ce1" office:value-type="string" calcext:value-type="string">
            <text:p>F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 table:style-name="ce1" office:value-type="string" calcext:value-type="string">
            <text:p>F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9T10:13:40.672322367</dc:date>
    <meta:editing-duration>PT20M24S</meta:editing-duration>
    <meta:editing-cycles>2</meta:editing-cycles>
    <meta:generator>LibreOffice/7.6.1.2$Linux_X86_64 LibreOffice_project/60$Build-2</meta:generator>
    <meta:document-statistic meta:table-count="1" meta:cell-count="101" meta:object-count="0"/>
  </office:meta>
</office:document-meta>
</file>